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2">
      <style:text-properties fo:language="ru" fo:country="RU"/>
    </style:style>
    <style:style style:name="P4" style:family="paragraph" style:parent-style-name="Standard" style:list-style-name="L3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лгоритм автоматического трубного отопления для регулятора ПР200.</text:p>
      <text:p text:style-name="P1"/>
      <text:p text:style-name="P1">Алгоритм предназначен для поддержания заданной температуры воздуха в помещении отапливаемом регулировкой температуры теплоносителя посредством управления трехходовым клапаном, подмешивающим горячий теплоноситель в отопительный контур.</text:p>
      <text:p text:style-name="P1"/>
      <text:p text:style-name="P1">Система должна содержать следующие элементы:</text:p>
      <text:list xml:id="list706885258008428350" text:style-name="L1">
        <text:list-item>
          <text:p text:style-name="P2">Датчик температуры воздуха</text:p>
        </text:list-item>
        <text:list-item>
          <text:p text:style-name="P2">Датчик температуры подачи теплоносителя</text:p>
        </text:list-item>
        <text:list-item>
          <text:p text:style-name="P2">Привод трехходового клапана</text:p>
        </text:list-item>
      </text:list>
      <text:p text:style-name="P1"/>
      <text:p text:style-name="P1">Алгоритм представляет собой двойной ПИД-регулятор. Первый по измеренной температуре воздуха вычисляет необходимую температуру подачи. Второй поддерживает вычисленную температуру подачи управляя трехходовым клапаном.</text:p>
      <text:p text:style-name="P1"/>
      <text:p text:style-name="P1">Измеренную температуру воздуха необходимо включить в элемент 2<text:span text:style-name="T1">MAVGTC1 </text:span>схемы, измеренную температуру подачи теплоносителя — в элемент <text:span text:style-name="T1">2MAVGTC2.</text:span></text:p>
      <text:p text:style-name="P1">Данные элементы представляют собой скользящую среднюю второго порядка с компенсацией тренда, фильтрующие исходные данные и вычисляющие скорость изменения температуры во времени. Компенсация тренда нивелирует присущее фильтрам отставание отфильтрованной температуры от текущей, вызванное равномерным её изменением.</text:p>
      <text:p text:style-name="P1">Тем не менее, фильтру все так-же присуще отставание при изменениях скорости роста/снижения температуры, что на практике не столь существенно.</text:p>
      <text:p text:style-name="P1"/>
      <text:p text:style-name="P1">При включении на дисплее отображается экран «показания», где отображается измеренная температура воздуха, потока и текущее состояние клапана.</text:p>
      <text:p text:style-name="P1"/>
      <text:p text:style-name="P1">При нажатии на кнопку <text:span text:style-name="T1">SEL </text:span>регулятор переключается на экран «задание1».</text:p>
      <text:p text:style-name="P1">В алгоритме предусмотрено три задания, которые активируются по времени суток.</text:p>
      <text:p text:style-name="P1">В каждом задании устанавливается время суток до которого данное задание активно, задается температура воздуха, которую необходимо поддерживать и минимально допустимая температура подачи теплоносителя.</text:p>
      <text:p text:style-name="P1">Нажатие на <text:span text:style-name="T1">ALT </text:span>сменяет экран «Задание 1» на «Задание 2», «Задание 2» на «Задание 3» и «Задание 3» на «Задание 1». Вход на экран заданий из экрана «показания» всегда происходит на экран «Задание 1».</text:p>
      <text:p text:style-name="P1"/>
      <text:p text:style-name="P1">Нажатие на кнопку <text:span text:style-name="T1">ESC </text:span>переключает регулятор с любого экрана на экран «показания»</text:p>
      <text:p text:style-name="P1"/>
      <text:p text:style-name="P1">При нажатии на кнопку <text:span text:style-name="T1">OK </text:span>регулятор переключается на экран «состояние». Здесь указаны:</text:p>
      <text:list xml:id="list1949894163648471009" text:style-name="L2">
        <text:list-item>
          <text:p text:style-name="P3">Номер текущего периода</text:p>
        </text:list-item>
        <text:list-item>
          <text:p text:style-name="P3">Режим работы.</text:p>
        </text:list-item>
        <text:list-item>
          <text:p text:style-name="P3">Текущая уставка температуры воздуха</text:p>
        </text:list-item>
        <text:list-item>
          <text:p text:style-name="P3">Рассчитанная температура подачи теплоносителя</text:p>
        </text:list-item>
        <text:list-item>
          <text:p text:style-name="P3">Рассчитанное положение клапана</text:p>
        </text:list-item>
        <text:list-item>
          <text:p text:style-name="P3">Текущие состояния ПИД-регуляторов.</text:p>
        </text:list-item>
      </text:list>
      <text:p text:style-name="P1">Существует три режима работы: Авто, Поток, Ручной.</text:p>
      <text:p text:style-name="P1">В режиме Авто происходит вычисление температуры подачи по температуре воздуха и уставке, и управление клапаном согласно вычисленной и измеренной температуры подачи.</text:p>
      <text:p text:style-name="P1">В режиме Поток происходит поддержание температуры потока данного контура на минимальном уровне, заданном в задании.</text:p>
      <text:p text:style-name="P1">В Ручном режиме пользователь самостоятельно задает необходимое положение каждого клапана.</text:p>
      <text:p text:style-name="P1"><text:soft-page-break/>При необходимости полностью открыть/закрыть клапан для доводки клапана до концевика задавайте значение меньше нуля или больше 100%.</text:p>
      <text:p text:style-name="P1">Положение клапана задается в строке «Расчет КЛ» только если выбран режим «Ручной». В любом другом режиме заданное там значение моментально поменяется на рассчитанное автоматически.</text:p>
      <text:p text:style-name="P1">Указанная рассчитанная температура подачи может быть ниже заданного минимума или вне разумных пределов, это нормально. Минимум учитывается непосредственно ПИД-регулятором клапана и не отображается здесь.</text:p>
      <text:p text:style-name="P1">Рассчитанное положение клапана может быть ниже нуля и выше 100%. Это обеспечивает закрытие клапана до концевика для того, чтобы выбрать накопившиеся ошибки позиционирования.</text:p>
      <text:p text:style-name="P1">Опорные температуры, от которых отсчитывается пропорциональный коэффициент могут быть изменены пользователем, если по какой либо причине они приняли некорректные значения. Их изменение происходит автоматически посредством интегрального управления: Отстройка в пропорциональный коэффициент градусов вызывает изменение опорной температуры на 1 градус за интегральное время.</text:p>
      <text:p text:style-name="P1"/>
      <text:p text:style-name="P1">При нажатии на кнопку <text:span text:style-name="T1">ALT+</text:span>вниз регулятор переходит на экран «параметры».</text:p>
      <text:p text:style-name="P1">Здесь можно задать:</text:p>
      <text:list xml:id="list8680260425860931317" text:style-name="L3">
        <text:list-item>
          <text:p text:style-name="P4">Время фильтрации температур</text:p>
        </text:list-item>
        <text:list-item>
          <text:p text:style-name="P4">Настройки <text:s/>ПИД-регуляторов</text:p>
        </text:list-item>
        <text:list-item>
          <text:p text:style-name="P4">Параметры клапана</text:p>
        </text:list-item>
      </text:list>
      <text:p text:style-name="P1">Время фильтрации задается в секундах</text:p>
      <text:p text:style-name="P1">Пропорциональный коэффициент ПИД-регулятора воздух-подача задается в безразмерных единицах «градусов рассчитанной температуры теплоносителя к градусу воздуха».</text:p>
      <text:p text:style-name="P1">Пропорциональный коэффициент регулятора подача-клапан задается в градусах.</text:p>
      <text:p text:style-name="P1">Интегральные коэффициенты задаются в минутах.</text:p>
      <text:p text:style-name="P1">Дифференциальные коэффициенты задаются в секундах.</text:p>
      <text:p text:style-name="P1">Параметр «Инт Кор» это интегральная коррекция при смене уставки. Если этот параметр равен нулю, то при смене уставки текущая опорная точка останется без изменений.</text:p>
      <text:p text:style-name="P1">Если он равен единице, то опорная точка будет изменена на то-же значение что и величина смены уставки, что обеспечит моментальный пересчет рассчитанной температуры или величины положения клапана теплоносителя в сторону изменения уставки.</text:p>
      <text:p text:style-name="P1">Параметр «Допуск П» это значение различия рассчитанного значения температуры теплоносителя от измеренного, при превышении которого блокируется интегральная коррекция опорной температуры.</text:p>
      <text:p text:style-name="P1">«Шаг Клап» — это квант воздействия на клапан. Любое воздействие всегда пропорционально данному значению. Задается в секундах.</text:p>
      <text:p text:style-name="P1">«Период кл» – это период воздействия на клапан в секундах. Включение и выключение управления клапаном всегда происходит с данным периодом.</text:p>
      <text:p text:style-name="P1">«Ход клап» – это время полного хода клапана в секундах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hrwpos Theou</meta:initial-creator>
    <meta:creation-date>2017-09-12T12:45:41.76</meta:creation-date>
    <dc:date>2017-09-18T12:25:31.46</dc:date>
    <dc:creator>Anthrwpos Theou</dc:creator>
    <meta:editing-duration>PT1H3M20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2" meta:paragraph-count="48" meta:word-count="650" meta:character-count="5192"/>
  </office:meta>
</office:document-meta>
</file>